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00a933" draw:fill-color="#f6f9d4" draw:textarea-horizontal-align="justify" draw:textarea-vertical-align="middle" draw:auto-grow-height="false" fo:min-height="15.678cm" fo:min-width="9.589cm"/>
    </style:style>
    <style:style style:name="gr2" style:family="graphic" style:parent-style-name="standard">
      <style:graphic-properties svg:stroke-color="#2a6099" draw:fill-color="#b4c7dc" draw:textarea-horizontal-align="justify" draw:textarea-vertical-align="middle" draw:auto-grow-height="false" fo:min-height="11.847cm" fo:min-width="8.325cm"/>
    </style:style>
    <style:style style:name="gr3" style:family="graphic" style:parent-style-name="standard">
      <style:graphic-properties svg:stroke-color="#a7074b" draw:fill-color="#e16173" draw:textarea-horizontal-align="justify" draw:textarea-vertical-align="middle" draw:auto-grow-height="false" fo:min-height="1.048cm" fo:min-width="4.061cm"/>
    </style:style>
    <style:style style:name="gr4" style:family="graphic" style:parent-style-name="standard">
      <style:graphic-properties svg:stroke-color="#00a933" draw:fill-color="#d4ea6b" draw:textarea-horizontal-align="justify" draw:textarea-vertical-align="middle" draw:auto-grow-height="false" fo:min-height="1.558cm" fo:min-width="4.008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svg:stroke-color="#a7074b" draw:fill-color="#e16173" draw:textarea-horizontal-align="justify" draw:textarea-vertical-align="middle" draw:auto-grow-height="false" fo:min-height="1.584cm" fo:min-width="4.003cm"/>
    </style:style>
    <style:style style:name="gr7" style:family="graphic" style:parent-style-name="standard">
      <style:graphic-properties svg:stroke-color="#2a6099" draw:fill-color="#729fcf" draw:textarea-horizontal-align="justify" draw:textarea-vertical-align="middle" draw:auto-grow-height="false" fo:min-height="1.558cm" fo:min-width="4.007cm"/>
    </style:style>
    <style:style style:name="gr8" style:family="graphic" style:parent-style-name="standard">
      <style:graphic-properties draw:stroke="none" svg:stroke-color="#000000" draw:fill="none" draw:fill-color="#ffffff" draw:textarea-horizontal-align="left" draw:auto-grow-height="true" draw:auto-grow-width="true" fo:min-height="1.175cm" fo:min-width="1.033cm"/>
    </style:style>
    <style:style style:name="gr9" style:family="graphic" style:parent-style-name="standard">
      <style:graphic-properties draw:stroke="none" svg:stroke-color="#000000" draw:fill="none" draw:fill-color="#ffffff" draw:textarea-horizontal-align="left" draw:auto-grow-height="true" draw:auto-grow-width="true" fo:min-height="1.175cm" fo:min-width="1.032cm"/>
    </style:style>
    <style:style style:name="gr10" style:family="graphic" style:parent-style-name="objectwithoutfill">
      <style:graphic-properties draw:marker-start="" draw:marker-end="Arrow" draw:marker-end-width="0.3cm" draw:fill="none" draw:textarea-vertical-align="middle"/>
    </style:style>
    <style:style style:name="gr11" style:family="graphic" style:parent-style-name="standard">
      <style:graphic-properties draw:fill-color="#5eb91e" draw:textarea-horizontal-align="justify" draw:textarea-vertical-align="middle" draw:auto-grow-height="false" fo:min-height="0.987cm" fo:min-width="1.326cm" fo:wrap-option="no-wrap"/>
    </style:style>
    <style:style style:name="gr12" style:family="graphic" style:parent-style-name="standard">
      <style:graphic-properties svg:stroke-color="#00a933" draw:fill-color="#d4ea6b" draw:textarea-horizontal-align="justify" draw:textarea-vertical-align="middle" draw:auto-grow-height="false" fo:min-height="0.896cm" fo:min-width="3.189cm"/>
    </style:style>
    <style:style style:name="gr13" style:family="graphic" style:parent-style-name="standard">
      <style:graphic-properties svg:stroke-color="#00a933" draw:fill-color="#d4ea6b" draw:textarea-horizontal-align="justify" draw:textarea-vertical-align="middle" draw:auto-grow-height="false" fo:min-height="0.896cm" fo:min-width="3.186cm"/>
    </style:style>
    <style:style style:name="P1" style:family="paragraph">
      <loext:graphic-properties draw:fill-color="#f6f9d4"/>
      <style:paragraph-properties fo:text-align="center"/>
      <style:text-properties fo:font-size="11pt"/>
    </style:style>
    <style:style style:name="P2" style:family="paragraph">
      <loext:graphic-properties draw:fill-color="#b4c7dc"/>
      <style:paragraph-properties fo:text-align="center"/>
      <style:text-properties fo:font-size="11pt"/>
    </style:style>
    <style:style style:name="P3" style:family="paragraph">
      <style:paragraph-properties fo:margin-left="0cm" fo:margin-right="0cm" fo:text-align="center" fo:text-indent="0cm"/>
    </style:style>
    <style:style style:name="P4" style:family="paragraph">
      <loext:graphic-properties draw:fill-color="#e16173"/>
      <style:paragraph-properties fo:margin-left="0cm" fo:margin-right="0cm" fo:text-align="center" fo:text-indent="0cm"/>
      <style:text-properties fo:font-size="11pt"/>
    </style:style>
    <style:style style:name="P5" style:family="paragraph">
      <style:paragraph-properties fo:text-align="center"/>
    </style:style>
    <style:style style:name="P6" style:family="paragraph">
      <loext:graphic-properties draw:fill-color="#d4ea6b"/>
      <style:paragraph-properties fo:text-align="center"/>
      <style:text-properties fo:font-size="11pt"/>
    </style:style>
    <style:style style:name="P7" style:family="paragraph">
      <loext:graphic-properties draw:fill="none"/>
      <style:paragraph-properties fo:text-align="center"/>
    </style:style>
    <style:style style:name="P8" style:family="paragraph">
      <loext:graphic-properties draw:fill-color="#e16173"/>
      <style:paragraph-properties fo:text-align="center"/>
      <style:text-properties fo:font-size="11pt"/>
    </style:style>
    <style:style style:name="P9" style:family="paragraph">
      <loext:graphic-properties draw:fill-color="#729fcf"/>
      <style:paragraph-properties fo:text-align="center"/>
      <style:text-properties fo:font-size="11pt"/>
    </style:style>
    <style:style style:name="P10" style:family="paragraph">
      <loext:graphic-properties draw:fill="none" draw:fill-color="#ffffff"/>
    </style:style>
    <style:style style:name="P11" style:family="paragraph">
      <style:paragraph-properties fo:text-align="center"/>
      <style:text-properties fo:font-size="11pt"/>
    </style:style>
    <style:style style:name="P12" style:family="paragraph">
      <loext:graphic-properties draw:fill-color="#5eb91e"/>
      <style:paragraph-properties fo:text-align="center"/>
      <style:text-properties fo:font-size="11pt"/>
    </style:style>
    <style:style style:name="T1" style:family="text">
      <style:text-properties style:font-name="Liberation Sans" fo:font-size="11pt" style:letter-kerning="true" style:font-name-asian="Noto Sans CJK SC Regular" style:font-size-asian="18pt" style:font-name-complex="FreeSans" style:font-size-complex="18pt"/>
    </style:style>
    <style:style style:name="T2" style:family="text">
      <style:text-properties fo:font-size="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1.179cm" svg:height="17.018cm" svg:x="10.398cm" svg:y="1.889cm">
          <text:p text:style-name="P5"><text:span text:style-name="T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9.779cm" svg:height="13.051cm" svg:x="0.265cm" svg:y="1.884cm">
          <text:p text:style-name="P5"><text:span text:style-name="T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4.701cm" svg:height="1.438cm" svg:x="23.318cm" svg:y="7.113cm">
          <text:p text:style-name="P3"><text:span text:style-name="T1">EnergyPlu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4.702cm" svg:height="2.002cm" svg:x="15.983cm" svg:y="6.858cm">
          <text:p text:style-name="P5"><text:span text:style-name="T2">COBS</text:span></text:p>
          <text:p text:style-name="P5"><text:span text:style-name="T2">(EPlus Python</text:span></text:p>
          <text:p text:style-name="P5"><text:span text:style-name="T2">Interfa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7" draw:layer="layout" svg:x1="20.685cm" svg:y1="8.175cm" svg:x2="23.318cm" svg:y2="8.175cm">
          <text:p/>
        </draw:line>
        <draw:line draw:style-name="gr5" draw:text-style-name="P7" draw:layer="layout" svg:x1="23.318cm" svg:y1="7.611cm" svg:x2="20.685cm" svg:y2="7.611cm">
          <text:p/>
        </draw:line>
        <draw:custom-shape draw:style-name="gr6" draw:text-style-name="P8" draw:layer="layout" svg:width="4.701cm" svg:height="2.032cm" svg:x="22.971cm" svg:y="12.557cm">
          <text:p text:style-name="P5"><text:span text:style-name="T2">EnergyPlus</text:span></text:p>
          <text:p text:style-name="P5"><text:span text:style-name="T2">Model (IDF-Fi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7" draw:layer="layout" svg:x1="25.668cm" svg:y1="9.867cm" svg:x2="25.668cm" svg:y2="8.551cm">
          <text:p/>
        </draw:line>
        <draw:custom-shape draw:style-name="gr4" draw:text-style-name="P6" draw:layer="layout" svg:width="4.702cm" svg:height="2.002cm" svg:x="15.983cm" svg:y="3.54cm">
          <text:p text:style-name="P5"><text:span text:style-name="T2">Reward</text:span></text:p>
          <text:p text:style-name="P5"><text:span text:style-name="T2">Comput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7" draw:layer="layout" svg:x1="18.333cm" svg:y1="6.858cm" svg:x2="18.333cm" svg:y2="5.542cm">
          <text:p/>
        </draw:line>
        <draw:line draw:style-name="gr5" draw:text-style-name="P7" draw:layer="layout" svg:x1="7.477cm" svg:y1="13.065cm" svg:x2="18.333cm" svg:y2="8.927cm">
          <text:p/>
        </draw:line>
        <draw:custom-shape draw:style-name="gr4" draw:text-style-name="P6" draw:layer="layout" svg:width="4.702cm" svg:height="2.002cm" svg:x="10.858cm" svg:y="6.925cm">
          <text:p text:style-name="P5"><text:span text:style-name="T2">Occupancy</text:span></text:p>
          <text:p text:style-name="P5"><text:span text:style-name="T2">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9" draw:layer="layout" svg:width="4.701cm" svg:height="2.002cm" svg:x="2.756cm" svg:y="3.54cm">
          <text:p text:style-name="P5"><text:span text:style-name="T2">Central agent</text:span></text:p>
          <text:p text:style-name="P5"><text:span text:style-name="T2"/></text:p>
          <text:p text:style-name="P5"><text:span text:style-name="T2">Splitting of the state vec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7" draw:layer="layout" svg:x1="15.936cm" svg:y1="4.48cm" svg:x2="7.473cm" svg:y2="4.48cm">
          <text:p/>
        </draw:line>
        <draw:custom-shape draw:style-name="gr7" draw:text-style-name="P9" draw:layer="layout" svg:width="4.701cm" svg:height="2.002cm" svg:x="2.756cm" svg:y="7.544cm">
          <text:p text:style-name="P5"><text:span text:style-name="T2">Agent n</text:span></text:p>
          <text:p text:style-name="P5"><text:span text:style-name="T2">(for Device 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7" draw:layer="layout" svg:x1="5.106cm" svg:y1="5.609cm" svg:x2="5.106cm" svg:y2="7.49cm">
          <text:p/>
        </draw:line>
        <draw:frame draw:style-name="gr8" draw:text-style-name="P10" draw:layer="layout" svg:width="1.533cm" svg:height="1.425cm" svg:x="8.021cm" svg:y="7.569cm">
          <draw:text-box>
            <text:p>...</text:p>
          </draw:text-box>
        </draw:frame>
        <draw:frame draw:style-name="gr9" draw:text-style-name="P10" draw:layer="layout" svg:width="1.532cm" svg:height="1.425cm" svg:x="0.619cm" svg:y="7.569cm">
          <draw:text-box>
            <text:p>...</text:p>
          </draw:text-box>
        </draw:frame>
        <draw:line draw:style-name="gr5" draw:text-style-name="P7" draw:layer="layout" svg:x1="5.106cm" svg:y1="5.609cm" svg:x2="8.774cm" svg:y2="7.49cm">
          <text:p/>
        </draw:line>
        <draw:line draw:style-name="gr5" draw:text-style-name="P7" draw:layer="layout" svg:x1="5.105cm" svg:y1="5.609cm" svg:x2="1.439cm" svg:y2="7.49cm">
          <text:p/>
        </draw:line>
        <draw:line draw:style-name="gr5" draw:text-style-name="P7" draw:layer="layout" svg:x1="5.012cm" svg:y1="9.558cm" svg:x2="5.012cm" svg:y2="11.815cm">
          <text:p/>
        </draw:line>
        <draw:line draw:style-name="gr5" draw:text-style-name="P7" draw:layer="layout" svg:x1="1.439cm" svg:y1="9.37cm" svg:x2="4.448cm" svg:y2="12.003cm">
          <text:p/>
        </draw:line>
        <draw:line draw:style-name="gr10" draw:text-style-name="P7" draw:layer="layout" svg:x1="8.773cm" svg:y1="9.37cm" svg:x2="5.576cm" svg:y2="12.003cm">
          <text:p/>
        </draw:line>
        <draw:line draw:style-name="gr5" draw:text-style-name="P7" draw:layer="layout" svg:x1="13.208cm" svg:y1="6.925cm" svg:x2="13.208cm" svg:y2="4.48cm">
          <text:p/>
        </draw:line>
        <draw:custom-shape draw:style-name="gr11" draw:text-style-name="P12" draw:layer="layout" svg:width="2.794cm" svg:height="1.905cm" svg:x="20.177cm" svg:y="16.113cm">
          <text:p text:style-name="P11">Buildi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9" draw:layer="layout" svg:width="4.701cm" svg:height="2.002cm" svg:x="2.705cm" svg:y="12.025cm">
          <text:p text:style-name="P5"><text:span text:style-name="T2">Central agent</text:span></text:p>
          <text:p text:style-name="P5"><text:span text:style-name="T2"/></text:p>
          <text:p text:style-name="P5"><text:span text:style-name="T2">Merge the act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4.702cm" svg:height="2.002cm" svg:x="14.97cm" svg:y="12.557cm">
          <text:p text:style-name="P5"><text:span text:style-name="T2">Building Mod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7" draw:layer="layout" svg:x1="20.431cm" svg:y1="16.494cm" svg:x2="17.891cm" svg:y2="14.716cm">
          <text:p/>
        </draw:line>
        <draw:line draw:style-name="gr5" draw:text-style-name="P7" draw:layer="layout" svg:x1="22.971cm" svg:y1="16.367cm" svg:x2="25.13cm" svg:y2="14.716cm">
          <text:p/>
        </draw:line>
        <draw:custom-shape draw:style-name="gr12" draw:text-style-name="P6" draw:layer="layout" svg:width="3.813cm" svg:height="1.27cm" svg:x="11.795cm" svg:y="9.128cm">
          <text:p text:style-name="P5"><text:span text:style-name="T2">Occupa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3.81cm" svg:height="1.27cm" svg:x="11.795cm" svg:y="10.525cm">
          <text:p text:style-name="P5"><text:span text:style-name="T2">Meeting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7" draw:layer="layout" svg:x1="15.605cm" svg:y1="7.858cm" svg:x2="15.986cm" svg:y2="7.85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1-22T11:59:20.317421815</meta:creation-date>
    <meta:generator>LibreOffice/6.1.5.2$Linux_X86_64 LibreOffice_project/10$Build-2</meta:generator>
    <dc:date>2021-02-04T18:08:12.549291219</dc:date>
    <meta:editing-duration>PT41M16S</meta:editing-duration>
    <meta:editing-cycles>7</meta:editing-cycles>
    <meta:document-statistic meta:object-count="32"/>
  </office:meta>
</office:document-meta>
</file>